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ServiceDescriptionRequest-2.1" table:style-name="ta1" table:print-ranges="A1:AF1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ServiceDescriptionRequest">
            <text:p>TransportServiceDescriptionRequest</text:p>
          </table:table-cell>
          <table:table-cell table:style-name="ce7" office:value-type="string" office:string-value="Transport Service Description Request. Details">
            <text:p>Transport Service Description Request. Details</text:p>
          </table:table-cell>
          <table:table-cell table:style-name="ce7" office:value-type="string" office:string-value=""/>
          <table:table-cell table:style-name="ce7" office:value-type="string" office:string-value="Transport Service Description Request">
            <text:p>Transport Service Description Reques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requesting a Transport Service Description, sent from a party with a transport demand (transport user) to a party providing transport services (transport service provider).">
            <text:p>A document requesting a Transport Service Description, sent from a party with a transport demand (transport user) to a party providing transport services (transport service provider).</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Transport Service Description Request. UBL Version Identifier. Identifier">
            <text:p>Transport Service Description Request. UBL Version Identifier. Identifier</text:p>
          </table:table-cell>
          <table:table-cell table:style-name="ce8" office:value-type="string" office:string-value=""/>
          <table:table-cell office:value-type="string" table:style-name="ce8" office:string-value="Transport Service Description Request">
            <text:p>Transport Service Description Reques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Transport Service Description Request. Customization Identifier. Identifier">
            <text:p>Transport Service Description Request. Customization Identifier. Identifier</text:p>
          </table:table-cell>
          <table:table-cell table:style-name="ce8" office:value-type="string" office:string-value=""/>
          <table:table-cell office:value-type="string" table:style-name="ce8" office:string-value="Transport Service Description Request">
            <text:p>Transport Service Description Reques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Transport Service Description Request. Profile Identifier. Identifier">
            <text:p>Transport Service Description Request. Profile Identifier. Identifier</text:p>
          </table:table-cell>
          <table:table-cell table:style-name="ce8" office:value-type="string" office:string-value=""/>
          <table:table-cell office:value-type="string" table:style-name="ce8" office:string-value="Transport Service Description Request">
            <text:p>Transport Service Description Reques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Transport Service Description Request. Profile Execution Identifier. Identifier">
            <text:p>Transport Service Description Request. Profile Execution Identifier. Identifier</text:p>
          </table:table-cell>
          <table:table-cell table:style-name="ce8" office:value-type="string" office:string-value=""/>
          <table:table-cell office:value-type="string" table:style-name="ce8" office:string-value="Transport Service Description Request">
            <text:p>Transport Service Description Reques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Transport Service Description Request. Identifier">
            <text:p>Transport Service Description Request. Identifier</text:p>
          </table:table-cell>
          <table:table-cell table:style-name="ce8" office:value-type="string" office:string-value=""/>
          <table:table-cell office:value-type="string" table:style-name="ce8" office:string-value="Transport Service Description Request">
            <text:p>Transport Service Description Reques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Transport Service Description Request. Copy_ Indicator. Indicator">
            <text:p>Transport Service Description Request. Copy_ Indicator. Indicator</text:p>
          </table:table-cell>
          <table:table-cell table:style-name="ce8" office:value-type="string" office:string-value=""/>
          <table:table-cell office:value-type="string" table:style-name="ce8" office:string-value="Transport Service Description Request">
            <text:p>Transport Service Description Request</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Transport Service Description Request. UUID. Identifier">
            <text:p>Transport Service Description Request. UUID. Identifier</text:p>
          </table:table-cell>
          <table:table-cell table:style-name="ce8" office:value-type="string" office:string-value=""/>
          <table:table-cell office:value-type="string" table:style-name="ce8" office:string-value="Transport Service Description Request">
            <text:p>Transport Service Description Reques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Transport Service Description Request. Issue Date. Date">
            <text:p>Transport Service Description Request. Issue Date. Date</text:p>
          </table:table-cell>
          <table:table-cell table:style-name="ce8" office:value-type="string" office:string-value=""/>
          <table:table-cell office:value-type="string" table:style-name="ce8" office:string-value="Transport Service Description Request">
            <text:p>Transport Service Description Reques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Transport Service Description Request. Issue Time. Time">
            <text:p>Transport Service Description Request. Issue Time. Time</text:p>
          </table:table-cell>
          <table:table-cell table:style-name="ce8" office:value-type="string" office:string-value=""/>
          <table:table-cell office:value-type="string" table:style-name="ce8" office:string-value="Transport Service Description Request">
            <text:p>Transport Service Description Reques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Transport Service Description Request. Note. Text">
            <text:p>Transport Service Description Request. Note. Text</text:p>
          </table:table-cell>
          <table:table-cell table:style-name="ce8" office:value-type="string" office:string-value=""/>
          <table:table-cell office:value-type="string" table:style-name="ce8" office:string-value="Transport Service Description Request">
            <text:p>Transport Service Description Reques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rviceInformationPreferenceCode">
            <text:p>ServiceInformationPreferenceCode</text:p>
          </table:table-cell>
          <table:table-cell office:value-type="string" table:style-name="ce8" office:string-value="Transport Service Description Request. Service Information Preference Code. Code">
            <text:p>Transport Service Description Request. Service Information Preference Code. Code</text:p>
          </table:table-cell>
          <table:table-cell table:style-name="ce8" office:value-type="string" office:string-value=""/>
          <table:table-cell office:value-type="string" table:style-name="ce8" office:string-value="Transport Service Description Request">
            <text:p>Transport Service Description Request</text:p>
          </table:table-cell>
          <table:table-cell table:style-name="ce8" office:value-type="string" office:string-value=""/>
          <table:table-cell office:value-type="string" table:style-name="ce8" office:string-value="Service Information Preference">
            <text:p>Service Information Preference</text:p>
          </table:table-cell>
          <table:table-cell office:value-type="string" table:style-name="ce8" office:string-value="Code">
            <text:p>Code</text:p>
          </table:table-cell>
          <table:table-cell office:value-type="string" table:style-name="ce3" table:formula="of:=IF([.F13]&lt;&gt;&quot;&quot;;CONCATENATE([.F13];&quot; &quot;;[.G13]);[.G13])" office:string-value="Service Information Preference Code">
            <text:p>Service Information Preferenc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3]&lt;&gt;&quot;&quot;;CONCATENATE([.J13];&quot;_ &quot;;[.I13];&quot;. Type&quot;);CONCATENATE([.I13];&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category of service information requested to be provided in the Transport Service Description.">
            <text:p>A code signifying the category of service information requested to be provided in the Transport Service Descrip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9" office:value-type="string" office:string-value="Transport Service Description Request. Signature">
            <text:p>Transport Service Description Request. Signature</text:p>
          </table:table-cell>
          <table:table-cell table:style-name="ce9" office:value-type="string" office:string-value=""/>
          <table:table-cell table:style-name="ce9" office:value-type="string"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4]"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9" office:value-type="string" office:string-value="Transport Service Description Request. Sender_ Party. Party">
            <text:p>Transport Service Description Request. Sender_ Party. Party</text:p>
          </table:table-cell>
          <table:table-cell table:style-name="ce9" office:value-type="string" office:string-value=""/>
          <table:table-cell table:style-name="ce9" office:value-type="string" office:string-value="Transport Service Description Request">
            <text:p>Transport Service Description Request</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5]"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sending the Transport Service Description Request.">
            <text:p>The party sending the Transport Service Descriptio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9" office:value-type="string" office:string-value="Transport Service Description Request. Receiver_ Party. Party">
            <text:p>Transport Service Description Request. Receiver_ Party. Party</text:p>
          </table:table-cell>
          <table:table-cell table:style-name="ce9" office:value-type="string" office:string-value=""/>
          <table:table-cell table:style-name="ce9" office:value-type="string" office:string-value="Transport Service Description Request">
            <text:p>Transport Service Description Request</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receiving the Transport Service Description Request.">
            <text:p>The party receiving the Transport Service Descriptio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ransportServiceProviderParty">
            <text:p>TransportServiceProviderParty</text:p>
          </table:table-cell>
          <table:table-cell table:style-name="ce9" office:value-type="string" office:string-value="Transport Service Description Request. Transport Service Provider_ Party. Party">
            <text:p>Transport Service Description Request. Transport Service Provider_ Party. Party</text:p>
          </table:table-cell>
          <table:table-cell table:style-name="ce9" office:value-type="string" office:string-value=""/>
          <table:table-cell table:style-name="ce9" office:value-type="string" office:string-value="Transport Service Description Request">
            <text:p>Transport Service Description Request</text:p>
          </table:table-cell>
          <table:table-cell table:style-name="ce9" office:value-type="string" office:string-value="Transport Service Provider">
            <text:p>Transport Service Provid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transport service provider.">
            <text:p>The transport service provi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ationService">
            <text:p>TransportationService</text:p>
          </table:table-cell>
          <table:table-cell table:style-name="ce9" office:value-type="string" office:string-value="Transport Service Description Request. Transportation Service">
            <text:p>Transport Service Description Request. Transportation Service</text:p>
          </table:table-cell>
          <table:table-cell table:style-name="ce9" office:value-type="string" office:string-value=""/>
          <table:table-cell table:style-name="ce9" office:value-type="string"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Transportation Service">
            <text:p>Transportation Service</text:p>
          </table:table-cell>
          <table:table-cell table:style-name="ce9" office:value-type="string" office:string-value="Transportation Service">
            <text:p>Transportation Servi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nsportation Service">
            <text:p>Transportation Servic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transportation service about which information is requested.">
            <text:p>A transportation service about which information is reques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